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4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5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T39" style:parent-style-name="DefaultParagraphFont" style:family="text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T49" style:parent-style-name="DefaultParagraphFont" style:family="text">
      <style:text-properties fo:font-size="14pt" style:font-size-asian="14pt" style:font-size-complex="14pt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fo:font-size="14pt" style:font-size-asian="14pt" style:font-size-complex="14pt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/>
    </style:style>
    <style:style style:name="T61" style:parent-style-name="DefaultParagraphFont" style:family="text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T66" style:parent-style-name="DefaultParagraphFont" style:family="text">
      <style:text-properties fo:font-size="14pt" style:font-size-asian="14pt" style:font-size-complex="14pt"/>
    </style:style>
    <style:style style:name="T67" style:parent-style-name="DefaultParagraphFont" style:family="text">
      <style:text-properties fo:font-size="14pt" style:font-size-asian="14pt" style:font-size-complex="14pt"/>
    </style:style>
    <style:style style:name="T68" style:parent-style-name="DefaultParagraphFont" style:family="text">
      <style:text-properties fo:font-size="14pt" style:font-size-asian="14pt" style:font-size-complex="14pt"/>
    </style:style>
    <style:style style:name="T69" style:parent-style-name="DefaultParagraphFont" style:family="text">
      <style:text-properties fo:font-size="14pt" style:font-size-asian="14pt" style:font-size-complex="14pt"/>
    </style:style>
    <style:style style:name="T70" style:parent-style-name="DefaultParagraphFont" style:family="text">
      <style:text-properties fo:font-size="14pt" style:font-size-asian="14pt" style:font-size-complex="14pt"/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T72" style:parent-style-name="DefaultParagraphFont" style:family="text">
      <style:text-properties fo:font-size="14pt" style:font-size-asian="14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T91" style:parent-style-name="DefaultParagraphFont" style:family="text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T93" style:parent-style-name="DefaultParagraphFont" style:family="text">
      <style:text-properties fo:font-size="14pt" style:font-size-asian="14pt" style:font-size-complex="14pt"/>
    </style:style>
    <style:style style:name="T94" style:parent-style-name="DefaultParagraphFont" style:family="text">
      <style:text-properties fo:font-size="14pt" style:font-size-asian="14pt" style:font-size-complex="14pt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T96" style:parent-style-name="DefaultParagraphFont" style:family="text">
      <style:text-properties fo:font-size="14pt" style:font-size-asian="14pt" style:font-size-complex="14pt"/>
    </style:style>
    <style:style style:name="T97" style:parent-style-name="DefaultParagraphFont" style:family="text">
      <style:text-properties fo:font-size="14pt" style:font-size-asian="14pt" style:font-size-complex="14pt"/>
    </style:style>
    <style:style style:name="T98" style:parent-style-name="DefaultParagraphFont" style:family="text">
      <style:text-properties fo:font-size="14pt" style:font-size-asian="14pt" style:font-size-complex="14pt"/>
    </style:style>
    <style:style style:name="T99" style:parent-style-name="DefaultParagraphFont" style:family="text">
      <style:text-properties fo:font-size="14pt" style:font-size-asian="14pt" style:font-size-complex="14pt"/>
    </style:style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T103" style:parent-style-name="DefaultParagraphFont" style:family="text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/>
    </style:style>
    <style:style style:name="T105" style:parent-style-name="DefaultParagraphFont" style:family="text">
      <style:text-properties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T107" style:parent-style-name="DefaultParagraphFont" style:family="text">
      <style:text-properties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T110" style:parent-style-name="DefaultParagraphFont" style:family="text">
      <style:text-properties fo:font-size="14pt" style:font-size-asian="14pt" style:font-size-complex="14pt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T112" style:parent-style-name="DefaultParagraphFont" style:family="text">
      <style:text-properties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T119" style:parent-style-name="DefaultParagraphFont" style:family="text">
      <style:text-properties fo:font-size="14pt" style:font-size-asian="14pt" style:font-size-complex="14pt"/>
    </style:style>
    <style:style style:name="T120" style:parent-style-name="DefaultParagraphFont" style:family="text">
      <style:text-properties fo:font-size="14pt" style:font-size-asian="14pt" style:font-size-complex="14pt"/>
    </style:style>
    <style:style style:name="P121" style:parent-style-name="Standard" style:list-style-name="LFO1" style:family="paragraph"/>
    <style:style style:name="T122" style:parent-style-name="DefaultParagraphFont" style:family="text">
      <style:text-properties fo:font-size="14pt" style:font-size-asian="14pt" style:font-size-complex="14pt"/>
    </style:style>
    <style:style style:name="P123" style:parent-style-name="Standard" style:list-style-name="LFO1" style:family="paragraph"/>
    <style:style style:name="T124" style:parent-style-name="DefaultParagraphFont" style:family="text">
      <style:text-properties fo:font-size="14pt" style:font-size-asian="14pt" style:font-size-complex="14pt"/>
    </style:style>
    <style:style style:name="T125" style:parent-style-name="DefaultParagraphFont" style:family="text">
      <style:text-properties fo:font-size="14pt" style:font-size-asian="14pt" style:font-size-complex="14pt"/>
    </style:style>
    <style:style style:name="T126" style:parent-style-name="DefaultParagraphFont" style:family="text">
      <style:text-properties fo:font-size="14pt" style:font-size-asian="14pt" style:font-size-complex="14pt"/>
    </style:style>
    <style:style style:name="T127" style:parent-style-name="DefaultParagraphFont" style:family="text">
      <style:text-properties fo:font-size="14pt" style:font-size-asian="14pt" style:font-size-complex="14pt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P129" style:parent-style-name="Standard" style:list-style-name="LFO1" style:family="paragraph"/>
    <style:style style:name="T130" style:parent-style-name="DefaultParagraphFont" style:family="text">
      <style:text-properties fo:font-size="14pt" style:font-size-asian="14pt" style:font-size-complex="14pt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P135" style:parent-style-name="Standard" style:list-style-name="LFO1" style:family="paragraph"/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T138" style:parent-style-name="DefaultParagraphFont" style:family="text">
      <style:text-properties fo:font-size="14pt" style:font-size-asian="14pt" style:font-size-complex="14pt"/>
    </style:style>
    <style:style style:name="T1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>ABSTRACT</text:p>
      <text:p text:style-name="P2"/>
      <text:p text:style-name="Standard"><text:span text:style-name="T3">TrAAM</text:span><text:span text:style-name="T4"><text:s/>----<text:s/></text:span><text:span text:style-name="T5">a new approach with old belief</text:span></text:p>
      <text:p text:style-name="Standard"/>
      <text:p text:style-name="Standard"><text:tab/><text:tab/><text:tab/><text:tab/><text:tab/><text:tab/><text:tab/><text:tab/>--------<text:s/><text:span text:style-name="T6">by<text:s/></text:span><text:span text:style-name="T7">ADASHA</text:span></text:p>
      <text:p text:style-name="Standard"><text:span text:style-name="T8">-------------------------------------------------------------------------------------------------------</text:span></text:p>
      <text:p text:style-name="Standard"/>
      <text:p text:style-name="Standard"><text:span text:style-name="T9">In this age of exponential boom in technology. The most difficult task is<text:s/></text:span><text:span text:style-name="T10">to stay</text:span><text:span text:style-name="T11"><text:s/></text:span><text:span text:style-name="T12">updated.</text:span><text:span text:style-name="T13"><text:s/>Everyday<text:s/></text:span><text:span text:style-name="T14">a new</text:span><text:span text:style-name="T15"><text:s/></text:span><text:span text:style-name="T16">machine,</text:span><text:span text:style-name="T17"><text:s/>a new<text:s/></text:span><text:span text:style-name="T18">application</text:span><text:span text:style-name="T19"><text:s/>and a new door towards the<text:s/></text:span><text:span text:style-name="T20">world is</text:span><text:span text:style-name="T21"><text:s/>being invented and inventories to be maintained is<text:s/></text:span><text:span text:style-name="T22">increasing.</text:span><text:span text:style-name="T23"><text:s/>While we can always do things<text:s/></text:span><text:span text:style-name="T24">manually,</text:span><text:span text:style-name="T25"><text:s/>then what is the point of these<text:s/></text:span><text:span text:style-name="T26">development.</text:span><text:span text:style-name="T27"><text:s/>There are many<text:s/></text:span><text:span text:style-name="T28">applications</text:span><text:span text:style-name="T29"><text:s/>which provide facilities such as<text:s/></text:span><text:span text:style-name="T30">tracking,</text:span><text:span text:style-name="T31"><text:s/>auditing, ageing analysis and maintenance but the<text:s/></text:span><text:span text:style-name="T32">problem, still</text:span><text:span text:style-name="T33"><text:s/>remains the same with all of<text:s/></text:span><text:span text:style-name="T34">them COMPATIBILITY</text:span><text:span text:style-name="T35"><text:s/>and resistance with future<text:s/></text:span><text:span text:style-name="T36">change.</text:span><text:span text:style-name="T37"><text:s/>We “</text:span><text:span text:style-name="T38">ADASHA</text:span><text:span text:style-name="T39">” believe that any system is only useful when we can use it anywhere<text:s/></text:span><text:span text:style-name="T40">anytime,</text:span><text:span text:style-name="T41"><text:s/>system should not resist the change<text:s/></text:span><text:span text:style-name="T42">but celebrate</text:span><text:span text:style-name="T43"><text:s/></text:span><text:span text:style-name="T44">it.</text:span><text:span text:style-name="T45"><text:s/>We came up with the ‘</text:span><text:span text:style-name="T46">TrAAM</text:span><text:span text:style-name="T47">’, which</text:span><text:span text:style-name="T48"><text:s/>is not “just”<text:s/></text:span><text:span text:style-name="T49">an Asset</text:span><text:span text:style-name="T50"><text:s/></text:span><text:span text:style-name="T51">tracking,</text:span><text:span text:style-name="T52"><text:s/></text:span><text:span text:style-name="T53">auditing,</text:span><text:span text:style-name="T54"><text:s/>ageing analysis and<text:s/></text:span><text:span text:style-name="T55">maintenance</text:span><text:span text:style-name="T56"><text:s/>system but,<text:s/></text:span><text:span text:style-name="T57">a</text:span><text:span text:style-name="T58"><text:s/>system which changes the concept of</text:span><text:span text:style-name="T59"><text:s/>traditional tracking<text:s/></text:span><text:span text:style-name="T60">systems.</text:span><text:span text:style-name="T61"><text:s/></text:span></text:p>
      <text:p text:style-name="Standard"/>
      <text:p text:style-name="P62">TrAAM<text:s/>implements<text:s/>a<text:s/>unique concept of<text:s/>file system known<text:s/>as “FRAME<text:s/>DATA SYSTEM” which<text:s/>creates a complete file of assets or user. It<text:s/>consists of frames which refers to another file called “History file”<text:s/>to fetch<text:s/>its data but<text:s/>TrAAM<text:s/>considers only complete file as single entity ignoring frames inside<text:s/>it,<text:s/>which makes its<text:s/>compatible<text:s/>to almost every<text:s/>hardware<text:s/>and<text:s/>software<text:s/>present due to changes in frames and simple<text:s/>manipulation<text:s/>of it into files<text:s/>(such as xml) and<text:s/>thus access of data is<text:s/>easy,<text:s/>fast, and<text:s/>compatible<text:s/>to<text:s/>others.</text:p>
      <text:p text:style-name="P63">Another important feature introduced<text:s/>by<text:s/>TrAAM<text:s/>is treating all user and assets as files with frames which makes<text:s/>TrAAM<text:s/>perform similar operation on user’s file like that of assets ‘complete file’.</text:p>
      <text:p text:style-name="P64"/>
      <text:p text:style-name="P65">TrAAM uses this as backbone to<text:s/>TRACK,<text:s/>AUDIT<text:s/>and<text:s/>AGEING<text:s/>ANALYSIS. Since<text:s/>TrAAM save all its<text:s/>data<text:s/>in frames and frames are easily<text:s/>manipulated<text:s/>to create any filters to AUDIT. Any information present in database such as<text:s/>location, date<text:s/>and<text:s/>time,<text:s/>last person authorised to the asset are used to pin point and also to find the history of<text:s/>asset.</text:p>
      <text:p text:style-name="Standard"><text:span text:style-name="T66"><text:s/></text:span></text:p>
      <text:p text:style-name="Standard"/>
      <text:p text:style-name="Standard"><text:span text:style-name="T67">TrAAM</text:span><text:span text:style-name="T68"><text:s/>assign</text:span><text:span text:style-name="T69">s</text:span><text:span text:style-name="T70"><text:s/>special ‘id</text:span><text:span text:style-name="T71">’ number</text:span><text:span text:style-name="T72"><text:s/>to each and every file and frame created. Whenever a user<text:s/></text:span><text:span text:style-name="T73">login,</text:span><text:span text:style-name="T74"><text:s/>three main<text:s/></text:span><text:span text:style-name="T75">background</text:span><text:span text:style-name="T76"><text:s/></text:span><text:span text:style-name="T77">files (</text:span><text:span text:style-name="T78">log<text:s/></text:span><text:span text:style-name="T79">file,</text:span><text:span text:style-name="T80"><text:s/>user’s history<text:s/></text:span><text:span text:style-name="T81">file, asset’s</text:span><text:span text:style-name="T82"><text:s/>history<text:s/></text:span><text:span text:style-name="T83">file)</text:span><text:span text:style-name="T84"><text:s/>start to note each and every action of user but save only those action which are confirmed by<text:s/></text:span><text:span text:style-name="T85">user. (</text:span><text:span text:style-name="T86">example if user<text:s/></text:span><text:span text:style-name="T87">confirms</text:span><text:span text:style-name="T88"><text:s/>the acceptance of package by his ‘id</text:span><text:span text:style-name="T89">’),</text:span><text:span text:style-name="T90"><text:s/>the confirmed action will be saved by log file inside both the history file in accordance with the<text:s/></text:span><text:span text:style-name="T91">action.</text:span><text:span text:style-name="T92"><text:s/>These files are not accessed even by the admin and action cannot be<text:s/></text:span><text:span text:style-name="T93">changed,</text:span><text:span text:style-name="T94"><text:s/>which makes it authentic while<text:s/></text:span><text:span text:style-name="T95">tracking.</text:span><text:span text:style-name="T96"><text:s/>On</text:span><text:span text:style-name="T97"><text:s/></text:span><text:soft-page-break/><text:span text:style-name="T98">every action these background files always check three things – date &amp;<text:s/></text:span><text:span text:style-name="T99">time,</text:span><text:span text:style-name="T100"><text:s/>location and device. Which makes it effective while tracking and any other<text:s/></text:span><text:span text:style-name="T101">action.</text:span></text:p>
      <text:p text:style-name="Standard"/>
      <text:p text:style-name="Standard"><text:span text:style-name="T102">Since<text:s/></text:span><text:span text:style-name="T103">TrAAM</text:span><text:span text:style-name="T104"><text:s/>uses Frame Data System it is<text:s/></text:span><text:span text:style-name="T105">compatible</text:span><text:span text:style-name="T106"><text:s/>to<text:s/></text:span><text:span text:style-name="T107">majority of</text:span><text:span text:style-name="T108"><text:s/>devices such as with Drones, Iots,<text:s/></text:span><text:span text:style-name="T109">VR,</text:span><text:span text:style-name="T110"><text:s/>room scanner,<text:s/></text:span><text:span text:style-name="T111">etc.</text:span><text:span text:style-name="T112"><text:s/>which make it<text:s/></text:span><text:span text:style-name="T113">of highly</text:span><text:span text:style-name="T114"><text:s/>applicable. Also with right technology<text:s/></text:span><text:span text:style-name="T115">TrAAM</text:span><text:span text:style-name="T116"><text:s/>has the power to even track the user as it treats assets and user with similar file<text:s/></text:span><text:span text:style-name="T117">view.</text:span></text:p>
      <text:p text:style-name="Standard"><text:span text:style-name="T118">Apart from these<text:s/></text:span><text:span text:style-name="T119">TrAAM</text:span><text:span text:style-name="T120"><text:s/>give many other features such as</text:span></text:p>
      <text:p text:style-name="Standard"/>
      <text:list text:style-name="LFO1" text:continue-numbering="true">
        <text:list-item>
          <text:p text:style-name="P121"><text:span text:style-name="T122">Disaster management.</text:span></text:p>
        </text:list-item>
        <text:list-item>
          <text:p text:style-name="P123"><text:span text:style-name="T124">24-hour</text:span><text:span text:style-name="T125"><text:s/></text:span><text:span text:style-name="T126">alert (</text:span><text:span text:style-name="T127">only for mobile app</text:span><text:span text:style-name="T128">).</text:span></text:p>
        </text:list-item>
        <text:list-item>
          <text:p text:style-name="P129"><text:span text:style-name="T130">notification communication<text:s/></text:span><text:span text:style-name="T131">(one-way</text:span><text:span text:style-name="T132"><text:s/></text:span><text:span text:style-name="T133">communication)</text:span><text:span text:style-name="T134">.</text:span></text:p>
        </text:list-item>
        <text:list-item>
          <text:p text:style-name="P135"><text:span text:style-name="T136">creating bundles of files and<text:s/></text:span><text:span text:style-name="T137">manipulating</text:span><text:span text:style-name="T138"><text:s/>them.</text:span></text:p>
        </text:list-item>
      </text:list>
      <text:p text:style-name="Standard"/>
      <text:p text:style-name="Standard"><text:span text:style-name="T139">Since<text:s/></text:span><text:span text:style-name="T140">TrAAM</text:span><text:span text:style-name="T141"><text:s/>treats everything as files so it is highly customizable and<text:s/></text:span><text:span text:style-name="T142">extremely</text:span><text:span text:style-name="T143"><text:s/>easy to use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JALI CHAUDHARY</meta:initial-creator>
    <dc:creator>ANGALI</dc:creator>
    <meta:creation-date>2017-01-30T09:39:00Z</meta:creation-date>
    <dc:date>2017-01-30T09:39:00Z</dc:date>
    <meta:template xlink:href="Normal" xlink:type="simple"/>
    <meta:editing-cycles>2</meta:editing-cycles>
    <meta:editing-duration>PT60S</meta:editing-duration>
    <meta:document-statistic meta:page-count="2" meta:paragraph-count="6" meta:word-count="513" meta:character-count="3437" meta:row-count="24" meta:non-whitespace-character-count="2930"/>
  </office:meta>
</office:document-meta>
</file>